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justify" style:justify-single-word="false" fo:break-before="auto" fo:break-after="auto" style:writing-mode="lr-tb"/>
    </style:style>
    <style:style style:name="P4" style:family="paragraph" style:parent-style-name="Standard" style:master-page-name="Standard">
      <style:paragraph-properties fo:line-height="115%" fo:text-align="center" style:justify-single-word="false" style:page-number="auto" fo:break-before="auto" fo:break-after="auto" style:writing-mode="lr-tb"/>
    </style:style>
    <style:style style:name="P5" style:family="paragraph" style:parent-style-name="Standard">
      <style:paragraph-properties fo:line-height="115%" fo:text-align="center" style:justify-single-word="false" fo:break-before="auto" fo:break-after="auto" style:writing-mode="lr-tb"/>
      <style:text-properties style:font-name="Times New Roman" style:font-name-asian="Times New Roman" style:font-name-complex="Times New Roman"/>
    </style:style>
    <style:style style:name="T1" style:family="text">
      <style:text-properties style:font-name="Times New Roman" fo:font-weight="bold" style:font-name-asian="Times New Roman" style:font-weight-asian="bold" style:font-name-complex="Times New Roman" style:font-weight-complex="bold"/>
    </style:style>
    <style:style style:name="T2" style:family="text">
      <style:text-properties style:font-name="Times New Roman" style:font-name-asian="Times New Roman" style:font-name-complex="Times New Roman"/>
    </style:style>
    <style:style style:name="T3"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Recenzja „Going Up!”</text:span></text:p>
      <text:p text:style-name="P2"><text:span text:style-name="T2">Autor – Chris</text:span></text:p>
      <text:p text:style-name="P2"><text:span text:style-name="T2">Tłumaczenie – aTOM</text:span></text:p>
      <text:p text:style-name="P5"><text:s/></text:p>
      <text:p text:style-name="P3"><text:span text:style-name="T1">Im dłużej jestem w fandomie, tym bardziej przemawia do mnie tag Slice of Life. Na czym polega fenomen naprawdę dobrego „Going Up!”? Otóż to opowiadanie jest esencją lekkości i tego, co w SoLach może być dobrego. Nie jest to dzieło, które zmieni nasze życie, ale jego przyjemny, optymistyczny nastrój najzwyczajniej w świecie udziela się czytelnikowi.</text:span></text:p>
      <text:p text:style-name="P3"><text:span text:style-name="T2">aTOM, który swoją drogą zbudował sobie zasłużoną renomę jako świetny tłumacz, ma prawdziwy talent do znajdowania nadzwyczajnych opowiadań. Czasem są to perełki formatu „Five Hundred Little Murders” lub „White Box” (które recenzowałem jeszcze za czasów Brohoofa), innym razem nieco słabsze opowiadania, ale też wyjątkowo dobre. Zachęcony tagiem i krótkim opisem postanowiłem zagłębić się w tekst.</text:span></text:p>
      <text:p text:style-name="P3"><text:span text:style-name="T2">O czym opowiada „Going Up!”? Jest to historia przyjaźni jakich wiele pomiędzy Derpy a Carrot Top. Tak się jednak składa, że nieobdarzona skrzydłami klacz ma marzenie, którego nie była dotąd w stanie zrealizować. I chociaż Derpy bywa magnesem na kłopoty, nie może przejść obojętnie wobec fantazji swojej przyjaciółki… co prowadzi do sedna opowiadania – tytułowego „W górę!”.</text:span></text:p>
      <text:p text:style-name="P3"><text:span text:style-name="T2">Pierwsze, co rzuca się w oczy, to styl. Z całą pewnością budzi kontrowersje ze względu na to, w jak nieortodoksyjny sposób autor podchodzi do składania zdań i przedstawiania wydarzeń. Niestety, pomimo że jestem wielkim entuzjastą tego opowiadania, uważam, że styl bardziej szkodzi mu niż pomaga. Jest po prostu mierzwiący i odwracający uwagę od subtelnej atmosfery, która jest największym atutem tego fanfika. Prawdopodobnie znajdą się entuzjaści takiej graniczącej z dowcipem narracji, jednak ja nieszczęśliwie do nich nie należę.</text:span></text:p>
      <text:p text:style-name="P3"><text:span text:style-name="T2">Bohaterki są zarysowane naprawdę przyjemnie, choć po <text:s/>tak krótkim opowiadaniu nie można spodziewać się nie wiadomo czego. Cieszę się, że autor wykreował własną wizję Derpy, ani nie specjalnie głupkowatą, ani nie skupioną na byciu moralnym drogowskazem, co zdarza się w niektórych fanfikach. Carrot Top też jest bardzo solidna, nic nie zgrzytało, a na tę niecodzienną parę przyjaciółek patrzy się po prostu miło.</text:span></text:p>
      <text:p text:style-name="P3"><text:span text:style-name="T2">Świat i humor nie są szczególne, jednak spełniają swoją rolę. Equestria jest ciepłym miejscem, a jej przedstawienie zostało skonstruowane w kanoniczny sposób. Podobne sceny mogłyby znaleźć się w serialu, choć w tym przypadku tekst jest dla nich o wiele lepszym medium ze względu na znajdujące się w nim emocje. Choć nie śmiałem się przy nim na głos, uśmiechnąłem się raz czy dwa, na przykład przy dowcipie o wadze Carrot Top. Ujęło mnie też pokazanie innej, nieco bardziej magicznej fizyki, która jednak nie stoi na przeszkodzie, by w tej Equestrii toczyć życie zdumiewająco podobne do naszego. Realia się zmieniają, ale problemy i wrażenia pozostają te same.</text:span></text:p>
      <text:p text:style-name="P3"><text:span text:style-name="T2">Fabuła… nic szczególnego, ludzie nie będący entuzjastami opowiadań o najzwyklejszym życiu mogliby nie bez kozery zarzucić, że to opowiadanie jest trochę o niczym. Nie ma tu tricków fabularnych ani wielkich zwrotów akcji. Tak naprawdę jednak nie to było celem tekstu, nie ma takiej potrzeby, by akcja była prowadzona bardzo szybko. Tutaj też pojawia się problem recenzencki, bowiem jeśli uznajemy fabułę za walor, trudno jest ocenić opowiadanie, które prawie jej nie ma, a w żadnym stopniu na tym nie traci. To pouczające, że nawet takie ewenementy znajdują się w literackim świecie, wystarczy odrobinę pomysłowości i niecodziennego podejścia. W skrócie – fabuła nie ma u aż takiego znaczenia.</text:span></text:p>
      <text:p text:style-name="P3"><text:span text:style-name="T2">Bowiem największą, niekwestionowaną zaletą tego tekstu nie jest styl lub fabuła, a atmosfera i jego specyficzna lekkość. Mnóstwo pozytywnych, prawdziwych emocji wypływa z opowiadania hektolitrami, </text:span><text:soft-page-break/><text:span text:style-name="T2">a skupienie się na prostych odczuciach, jakie każdy z nas mógłby mieć w podobnej sytuacji, przy jednoczesnym pokazaniu, że Equestria rządzi się nieco innymi prawami niż Ziemia, wyszło po prostu bajecznie. Sam chętnie czytałbym tego typu krótkie formy, ot, po to, by polepszyć sobie humor. Jest to też dobry przykład na to, że przy dobrym przedstawieniu wydarzeń (nie mylić ze stylem, to zbliżone w treści, ale nie tożsame) nie trzeba pokazywać rzeczy wielkich, by stworzyć coś naprawdę dobrego. Mam nadzieję, że w naszym polskim fandomie ktoś podłapie podobną tezę, by wkrótce pojawiło się wiele opowiadań z nieco mniejszą dawką wojen, wypraw i randomów, a większą codzienności. Pod żadnym pozorem nie mam nic do wyżej wymienionych treści, ale każdy potrzebuje czasem odmiany.</text:span></text:p>
      <text:p text:style-name="P3"><text:span text:style-name="T2">Nie każdy będzie entuzjastą takich opowiadań. Jedni wolą mrok, inni wielkie przygody lub romanse, jeszcze inni znajdą literacką pożywkę w prostym fanfiku o magii dnia codziennego Derpy i Carrot Top. Polecam miłośnikom lekkości i prostoty, bo pomimo kilku mankamentów i braku naprawdę dużych… „rzeczy”, opowiadanie spełnia swoją rolę znakomicie.</text:span></text:p>
      <text:p text:style-name="P3"><text:span text:style-name="T2">Oceny punktowej standardowo nie wystawiam, ograniczę się do krótkiego komentarza słownego – polecam, bo opowiadanie jest dobre, choć nie nadzwyczajne. Spełnia oczekiwania, jednak nie jest i nigdy nie miało być arcydziełem.</text:span></text:p>
      <text:p text:style-name="P1"/>
      <text:p text:style-name="P1"><text:a xlink:type="simple" xlink:href="http://www.fimfiction-static.net/images/story_images/68038.png?1354751515" text:style-name="Internet_20_link" text:visited-style-name="Visited_20_Internet_20_Link">Obrazek</text:a><text:a xlink:type="simple" xlink:href="http://www.fimfiction-static.net/images/story_images/68038.png?1354751515" text:style-name="Internet_20_link" text:visited-style-name="Visited_20_Internet_20_Link"> </text:a><text:a xlink:type="simple" xlink:href="http://www.fimfiction-static.net/images/story_images/68038.png?1354751515" text:style-name="Internet_20_link" text:visited-style-name="Visited_20_Internet_20_Link">I</text:a> <text:s/><text:a xlink:type="simple" xlink:href="http://www.fimfiction.net/story/68038/going-up" text:style-name="Internet_20_link" text:visited-style-name="Visited_20_Internet_20_Link"><text:span text:style-name="T3">Źródło</text:span></text:a></text:p>
      <text:p text:style-name="P1"/>
      <text:p text:style-name="P1"><text:a xlink:type="simple" xlink:href="http://fc00.deviantart.net/fs71/i/2013/057/9/a/derpy_hooves_and_carrot_top_running_by_cheryl_jum-d5wa9yd.png" text:style-name="Internet_20_link" text:visited-style-name="Visited_20_Internet_20_Link">Obrazek</text:a><text:a xlink:type="simple" xlink:href="http://fc00.deviantart.net/fs71/i/2013/057/9/a/derpy_hooves_and_carrot_top_running_by_cheryl_jum-d5wa9yd.png" text:style-name="Internet_20_link" text:visited-style-name="Visited_20_Internet_20_Link"> </text:a><text:a xlink:type="simple" xlink:href="http://fc00.deviantart.net/fs71/i/2013/057/9/a/derpy_hooves_and_carrot_top_running_by_cheryl_jum-d5wa9yd.png" text:style-name="Internet_20_link" text:visited-style-name="Visited_20_Internet_20_Link">II</text:a> <text:s/><text:a xlink:type="simple" xlink:href="http://cheryl-jum.deviantart.com/art/derpy-hooves-and-carrot-top-running-356558053" text:style-name="Internet_20_link" text:visited-style-name="Visited_20_Internet_20_Link"><text:span text:style-name="T3">Źródło</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5-01-27T22:58:58.976000000</dc:date>
    <meta:editing-duration>PT1M50S</meta:editing-duration>
    <meta:document-statistic meta:table-count="0" meta:image-count="0" meta:object-count="0" meta:page-count="2" meta:paragraph-count="16" meta:word-count="753" meta:character-count="5037" meta:non-whitespace-character-count="4290"/>
  </office:meta>
</office:document-meta>
</file>